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75in" fo:margin-right="0in" fo:text-indent="0in" style:auto-text-indent="false"/>
    </style:style>
    <style:style style:name="P2" style:family="paragraph" style:parent-style-name="Standard_20__28_user_29_">
      <style:text-properties officeooo:rsid="00104690" officeooo:paragraph-rsid="00104690"/>
    </style:style>
    <style:style style:name="P3" style:family="paragraph" style:parent-style-name="Standard_20__28_user_29_">
      <style:text-properties officeooo:rsid="00111c72" officeooo:paragraph-rsid="00111c72"/>
    </style:style>
    <style:style style:name="P4" style:family="paragraph" style:parent-style-name="Standard_20__28_user_29_">
      <style:text-properties officeooo:rsid="0012842d" officeooo:paragraph-rsid="0012842d"/>
    </style:style>
    <style:style style:name="P5" style:family="paragraph" style:parent-style-name="Standard_20__28_user_29_">
      <style:text-properties officeooo:rsid="0012d514" officeooo:paragraph-rsid="0012d514"/>
    </style:style>
    <style:style style:name="P6" style:family="paragraph" style:parent-style-name="Standard_20__28_user_29_">
      <style:text-properties officeooo:rsid="00135cbb" officeooo:paragraph-rsid="00135cbb"/>
    </style:style>
    <style:style style:name="P7" style:family="paragraph" style:parent-style-name="Standard_20__28_user_29_">
      <style:text-properties officeooo:rsid="00147d79" officeooo:paragraph-rsid="00147d79"/>
    </style:style>
    <style:style style:name="P8" style:family="paragraph" style:parent-style-name="Standard_20__28_user_29_">
      <style:text-properties officeooo:rsid="0017d2aa" officeooo:paragraph-rsid="0017d2aa"/>
    </style:style>
    <style:style style:name="P9" style:family="paragraph" style:parent-style-name="Standard_20__28_user_29_">
      <style:text-properties officeooo:rsid="001960e7" officeooo:paragraph-rsid="001960e7"/>
    </style:style>
    <style:style style:name="P10" style:family="paragraph" style:parent-style-name="Standard_20__28_user_29_">
      <style:text-properties officeooo:rsid="001c7e4a" officeooo:paragraph-rsid="001c7e4a"/>
    </style:style>
    <style:style style:name="P11" style:family="paragraph" style:parent-style-name="Standard_20__28_user_29_">
      <style:text-properties officeooo:rsid="001e5e11" officeooo:paragraph-rsid="001e5e11"/>
    </style:style>
    <style:style style:name="P12" style:family="paragraph" style:parent-style-name="Standard_20__28_user_29_">
      <style:text-properties officeooo:rsid="001ece5d" officeooo:paragraph-rsid="001ece5d"/>
    </style:style>
    <style:style style:name="P13" style:family="paragraph" style:parent-style-name="Standard_20__28_user_29_">
      <style:text-properties officeooo:rsid="001ee112" officeooo:paragraph-rsid="001ee112"/>
    </style:style>
    <style:style style:name="P14" style:family="paragraph" style:parent-style-name="Standard_20__28_user_29_">
      <style:text-properties style:text-underline-style="solid" style:text-underline-width="auto" style:text-underline-color="font-color"/>
    </style:style>
    <style:style style:name="P15" style:family="paragraph" style:parent-style-name="Standard_20__28_user_29_">
      <style:text-properties fo:font-style="normal" officeooo:rsid="00147d79" officeooo:paragraph-rsid="00147d79" style:font-style-asian="normal" style:font-style-complex="normal"/>
    </style:style>
    <style:style style:name="P16" style:family="paragraph" style:parent-style-name="Standard_20__28_user_29_">
      <style:text-properties fo:font-style="normal" officeooo:rsid="0017d2aa" officeooo:paragraph-rsid="0017d2aa" style:font-style-asian="normal" style:font-style-complex="normal"/>
    </style:style>
    <style:style style:name="P17" style:family="paragraph" style:parent-style-name="Standard_20__28_user_29_">
      <style:text-properties fo:font-style="normal" officeooo:rsid="001960e7" officeooo:paragraph-rsid="001960e7" style:font-style-asian="normal" style:font-style-complex="normal"/>
    </style:style>
    <style:style style:name="P18" style:family="paragraph" style:parent-style-name="Standard_20__28_user_29_">
      <style:text-properties fo:font-style="normal" officeooo:rsid="001c7e4a" officeooo:paragraph-rsid="001c7e4a" style:font-style-asian="normal" style:font-style-complex="normal"/>
    </style:style>
    <style:style style:name="P19" style:family="paragraph" style:parent-style-name="Standard_20__28_user_29_">
      <style:text-properties officeooo:rsid="00258d8d" officeooo:paragraph-rsid="00258d8d"/>
    </style:style>
    <style:style style:name="P20" style:family="paragraph" style:parent-style-name="Standard_20__28_user_29_">
      <style:text-properties officeooo:rsid="00270565" officeooo:paragraph-rsid="00270565"/>
    </style:style>
    <style:style style:name="P21" style:family="paragraph" style:parent-style-name="Standard_20__28_user_29_">
      <style:text-properties officeooo:rsid="0027cce0" officeooo:paragraph-rsid="0027cce0"/>
    </style:style>
    <style:style style:name="P22" style:family="paragraph" style:parent-style-name="Standard_20__28_user_29_">
      <style:text-properties officeooo:rsid="00287e63" officeooo:paragraph-rsid="00287e63"/>
    </style:style>
    <style:style style:name="P23" style:family="paragraph" style:parent-style-name="Standard_20__28_user_29_">
      <style:text-properties officeooo:rsid="002bbf5e" officeooo:paragraph-rsid="002bbf5e"/>
    </style:style>
    <style:style style:name="P24" style:family="paragraph" style:parent-style-name="Standard_20__28_user_29_">
      <style:text-properties officeooo:rsid="002ea764" officeooo:paragraph-rsid="002ea764"/>
    </style:style>
    <style:style style:name="P25" style:family="paragraph" style:parent-style-name="Standard_20__28_user_29_">
      <style:text-properties officeooo:rsid="0032a082" officeooo:paragraph-rsid="0032a082"/>
    </style:style>
    <style:style style:name="P26" style:family="paragraph" style:parent-style-name="Standard_20__28_user_29_">
      <style:text-properties officeooo:paragraph-rsid="0032a082"/>
    </style:style>
    <style:style style:name="P27" style:family="paragraph" style:parent-style-name="Standard_20__28_user_29_">
      <style:text-properties officeooo:rsid="00360dcf" officeooo:paragraph-rsid="00360dcf"/>
    </style:style>
    <style:style style:name="P28" style:family="paragraph" style:parent-style-name="Standard_20__28_user_29_">
      <style:paragraph-properties fo:margin-left="0.5in" fo:margin-right="0in" fo:text-indent="0in" style:auto-text-indent="false"/>
    </style:style>
    <style:style style:name="P29" style:family="paragraph" style:parent-style-name="Standard_20__28_user_29_">
      <style:paragraph-properties fo:margin-left="1in" fo:margin-right="0in" fo:text-indent="0in" style:auto-text-indent="false"/>
    </style:style>
    <style:style style:name="P30" style:family="paragraph" style:parent-style-name="Standard_20__28_user_29_">
      <style:paragraph-properties fo:margin-left="1.5in" fo:margin-right="0in" fo:text-indent="0in" style:auto-text-indent="false"/>
    </style:style>
    <style:style style:name="P31" style:family="paragraph" style:parent-style-name="Standard_20__28_user_29_">
      <style:paragraph-properties fo:margin-left="0.5in" fo:margin-right="0in" fo:text-indent="0.5in" style:auto-text-indent="false"/>
    </style:style>
    <style:style style:name="P32" style:family="paragraph" style:parent-style-name="Standard_20__28_user_29_">
      <style:paragraph-properties fo:margin-left="0in" fo:margin-right="0in" fo:text-indent="0.5in" style:auto-text-indent="false"/>
    </style:style>
    <style:style style:name="P33"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P34" style:family="paragraph" style:parent-style-name="List_20_Paragraph">
      <style:text-properties style:text-underline-style="solid" style:text-underline-width="auto" style:text-underline-color="font-color"/>
    </style:style>
    <style:style style:name="P35" style:family="paragraph" style:parent-style-name="Standard_20__28_user_29_" style:master-page-name="Standard">
      <style:paragraph-properties style:page-number="auto"/>
    </style:style>
    <style:style style:name="P36" style:family="paragraph" style:parent-style-name="Standard_20__28_user_29_" style:list-style-name="WWNum5"/>
    <style:style style:name="P37" style:family="paragraph" style:parent-style-name="Standard_20__28_user_29_">
      <style:text-properties officeooo:rsid="00360dcf" officeooo:paragraph-rsid="00360dcf"/>
    </style:style>
    <style:style style:name="P38" style:family="paragraph" style:parent-style-name="List_20_Paragraph" style:list-style-name="WWNum6"/>
    <style:style style:name="P39" style:family="paragraph" style:parent-style-name="List_20_Paragraph" style:list-style-name="WWNum7"/>
    <style:style style:name="P40" style:family="paragraph" style:parent-style-name="List_20_Paragraph" style:list-style-name="WWNum8"/>
    <style:style style:name="P41" style:family="paragraph" style:parent-style-name="List_20_Paragraph" style:list-style-name="WWNum9"/>
    <style:style style:name="P42" style:family="paragraph" style:parent-style-name="List_20_Paragraph" style:list-style-name="WWNum5"/>
    <style:style style:name="T1" style:family="text">
      <style:text-properties style:font-name="Wingdings" style:font-name-asian="Wingdings1" style:font-name-complex="Wingdings1"/>
    </style:style>
    <style:style style:name="T2" style:family="text">
      <style:text-properties fo:color="#ff0000"/>
    </style:style>
    <style:style style:name="T3" style:family="text">
      <style:text-properties style:text-position="super 58%"/>
    </style:style>
    <style:style style:name="T4" style:family="text">
      <style:text-properties fo:color="#4472c4"/>
    </style:style>
    <style:style style:name="T5" style:family="text">
      <style:text-properties officeooo:rsid="0011d09c"/>
    </style:style>
    <style:style style:name="T6" style:family="text">
      <style:text-properties officeooo:rsid="0012d514"/>
    </style:style>
    <style:style style:name="T7" style:family="text">
      <style:text-properties fo:font-style="normal" style:font-style-asian="normal" style:font-style-complex="normal"/>
    </style:style>
    <style:style style:name="T8" style:family="text">
      <style:text-properties fo:font-style="normal" officeooo:rsid="00161947" style:font-style-asian="normal" style:font-style-complex="normal"/>
    </style:style>
    <style:style style:name="T9" style:family="text">
      <style:text-properties fo:font-style="normal" officeooo:rsid="001ece5d" style:font-style-asian="normal" style:font-style-complex="normal"/>
    </style:style>
    <style:style style:name="T10" style:family="text">
      <style:text-properties officeooo:rsid="00173996"/>
    </style:style>
    <style:style style:name="T11" style:family="text">
      <style:text-properties officeooo:rsid="0017d2aa"/>
    </style:style>
    <style:style style:name="T12" style:family="text">
      <style:text-properties officeooo:rsid="00206a83"/>
    </style:style>
    <style:style style:name="T13" style:family="text">
      <style:text-properties officeooo:rsid="00217b09"/>
    </style:style>
    <style:style style:name="T14" style:family="text">
      <style:text-properties officeooo:rsid="00258d8d"/>
    </style:style>
    <style:style style:name="T15" style:family="text">
      <style:text-properties officeooo:rsid="002592dc"/>
    </style:style>
    <style:style style:name="T16" style:family="text">
      <style:text-properties officeooo:rsid="0027cce0"/>
    </style:style>
    <style:style style:name="T17" style:family="text">
      <style:text-properties officeooo:rsid="00287e63"/>
    </style:style>
    <style:style style:name="T18" style:family="text">
      <style:text-properties officeooo:rsid="0029ae38"/>
    </style:style>
    <style:style style:name="T19" style:family="text">
      <style:text-properties officeooo:rsid="002a30eb"/>
    </style:style>
    <style:style style:name="T20" style:family="text">
      <style:text-properties officeooo:rsid="0032a082"/>
    </style:style>
    <style:style style:name="T21" style:family="text">
      <style:text-properties officeooo:rsid="0033fb44"/>
    </style:style>
    <style:style style:name="T22" style:family="text">
      <style:text-properties officeooo:rsid="0034c24d"/>
    </style:style>
    <style:style style:name="T23" style:family="text">
      <style:text-properties officeooo:rsid="003892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1871709780" text:style-name="WWNum6">
        <text:list-item>
          <text:p text:style-name="P38"><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1">!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520310539" text:style-name="WWNum7">
        <text:list-item>
          <text:p text:style-name="P39"><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P34">Setup Tools and Package managers</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P34">Linux Distribution Differences to Consider When choosing.</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1"></text:span> Kernel <text:span text:style-name="T1"></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1"></text:span>Linux Kernel <text:span text:style-name="T1"></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1"></text:span> Raw Partition 1 <text:span text:style-name="T1"></text:span> File System1 <text:span text:style-name="T1"></text:span> User data.</text:p>
      <text:p text:style-name="List_20_Paragraph"><text:tab/><text:tab/><text:span text:style-name="T1"></text:span> Raw Partition 2 <text:span text:style-name="T1"></text:span> File system2 <text:span text:style-name="T1"></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356516583" text:style-name="WWNum8">
        <text:list-item>
          <text:p text:style-name="P40"><text:soft-page-break/>Desktop (KDS, Gnome, XFCE)</text:p>
        </text:list-item>
      </text:list>
      <text:p text:style-name="List_20_Paragraph">Windows manager</text:p>
      <text:p text:style-name="List_20_Paragraph">X windows system/ X11</text:p>
      <text:p text:style-name="Standard_20__28_user_29_"/>
      <text:p text:style-name="P28">Console is</text:p>
      <text:list xml:id="list1796979083" text:style-name="WWNum9">
        <text:list-item>
          <text:p text:style-name="P41">CLI/Shell</text:p>
        </text:list-item>
      </text:list>
      <text:list xml:id="list3501949095" text:style-name="WWNum5">
        <text:list-item>
          <text:p text:style-name="P42">Kernel</text:p>
        </text:list-item>
        <text:list-item>
          <text:p text:style-name="P42">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P14">COMMAND I R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1"></text:span> Appearance <text:span text:style-name="T1"></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1"></text:span> format a flash drive to fat32 so you can boot it <text:span text:style-name="T1"></text:span> point to iso then create. <text:s/>Make sure you disable Fast boot in power options for Non-mac PC’s. <text:span text:style-name="T1"></text:span> boot to it <text:span text:style-name="T1"></text:span> in install options configure install updates <text:span text:style-name="T1"></text:span> Select “Do Something Else” to get to partition options <text:span text:style-name="T1"></text:span> once in it and you are choosing to install ubuntu you should choose to partition the disk <text:span text:style-name="T1"></text:span> You should highlight your <text:soft-page-break/>NTFS partition and hit change which will shrink your main partition. <text:span text:style-name="T1"></text:span> With shrunk space configure swap space. <text:s/>Configure this for 5GB should be ok but on normal install 8GB to 16GB is normal. <text:span text:style-name="T1"></text:span> now create a new primary partition for operating system files and mount to root or /. <text:s/><text:span text:style-name="T1"></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28">“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29">“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29">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28">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28">TO INSTALL</text:p>
      <text:p text:style-name="P28">Package Manger for ubuntu is ( apt-get ) the next command is the action to be performed <text:s text:c="12"/>( install ). <text:s/>Full command &gt;apt-get install &lt;packageName&gt; for example bluefish which is text editor.</text:p>
      <text:p text:style-name="P28">TO UNINSTALL</text:p>
      <text:p text:style-name="P28">&gt;sudo apt-get uninstall bluefish</text:p>
      <text:p text:style-name="P28"/>
      <text:p text:style-name="P28">TO INSTALL BUT NOT SURE WHAT WE WANT</text:p>
      <text:p text:style-name="P28">&gt;sudo apt-cache search bluefish</text:p>
      <text:p text:style-name="P28"/>
      <text:p text:style-name="P28"/>
      <text:p text:style-name="P28">SEE IF SOMETHING IS INSTALLED</text:p>
      <text:p text:style-name="P28">&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28">&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28">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30">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P25">TO KILL AN IDE You should kill java</text:p>
      <text:p text:style-name="P25"><text:tab/>&gt;killall java -9</text:p>
      <text:p text:style-name="P26"><text:span text:style-name="T20"><text:tab/></text:span><text:span text:style-name="Strong_20_Emphasis">kill -9 </text:span>Meaning: The process will be killed by the kernel; this signal cannot be <text:tab/><text:tab/>ignored. 9 means KILL signal that is not catchable or ignorable</text:p>
      <text:p text:style-name="Standard_20__28_user_29_"><text:soft-page-break/></text:p>
      <text:p text:style-name="Standard_20__28_user_29_"><text:tab/>To Kill all processes by an application</text:p>
      <text:p text:style-name="Standard_20__28_user_29_"><text:tab/><text:tab/>&gt;killall processname (&gt;killall liri-browswer<text:span text:style-name="T19">) OR (&gt;killall java)</text:span></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154657738812171" text:continue-numbering="true" text:style-name="WWNum5">
        <text:list-item>
          <text:list>
            <text:list-item>
              <text:list>
                <text:list-item>
                  <text:list>
                    <text:list-item>
                      <text:p text:style-name="P36">Download elasticsearch “elasticsearch”</text:p>
                    </text:list-item>
                    <text:list-item>
                      <text:p text:style-name="P36">This will be used as an example of a service.</text:p>
                    </text:list-item>
                  </text:list>
                </text:list-item>
              </text:list>
            </text:list-item>
          </text:list>
        </text:list-item>
      </text:list>
      <text:p text:style-name="P28"/>
      <text:p text:style-name="P28">To start a service</text:p>
      <text:p text:style-name="Standard_20__28_user_29_"><text:tab/><text:tab/>&gt;sudo service elasticsearch start </text:p>
      <text:p text:style-name="P30">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31">Use find to locate it</text:p>
      <text:p text:style-name="P31">&gt;find /etc -type f -iname “elasticsearch*”</text:p>
      <text:p text:style-name="P31">&gt;sudo nano /etc/elasticsearch/elasticsearch.yml</text:p>
      <text:p text:style-name="P31">Find the location in the file where the ports are listed. <text:s/>Un-comment the port specification and change to 1150. <text:s/>Then save the file and exit</text:p>
      <text:p text:style-name="P31">We must now restart so elasticsearch uses the new port number.</text:p>
      <text:p text:style-name="P31">&gt;sudo service elasticsearch restart</text:p>
      <text:p text:style-name="P29">You can now check and see if it connects on localhost:1150. <text:s/>It does because with the service restarted it has updated the configuration file.</text:p>
      <text:p text:style-name="Standard_20__28_user_29_"><text:soft-page-break/>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2">15<text:tab/>14<text:tab/>*<text:tab/>*<text:tab/>*<text:tab/>ls &gt; /home/dan/lt/cronres.txt</text:span></text:p>
      <text:p text:style-name="Standard_20__28_user_29_"><text:tab/>15<text:span text:style-name="T3">th</text:span> Min, 14<text:span text:style-name="T3">th</text:span> hour, *=regardless of day (everyday). Run ls and outputs to directory.</text:p>
      <text:p text:style-name="Standard_20__28_user_29_"><text:tab/></text:p>
      <text:p text:style-name="P32">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text:soft-page-break/>!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text:soft-page-break/></text:p>
      <text:p text:style-name="Standard_20__28_user_29_">Chapter 21 <text:span text:style-name="T4">- 3:17:07</text:span> Introduction to GitHub, installation, and repository setup</text:p>
      <text:p text:style-name="P2"/>
      <text:p text:style-name="P3">Git is good for collaboration and handling “Merge Conflicts” which is when multiple people working <text:span text:style-name="T5">working on same line of code.</text:span></text:p>
      <text:p text:style-name="P3">First install git<text:tab/>&gt;sudo apt-get install git git-extras</text:p>
      <text:p text:style-name="P3">! - <text:span text:style-name="T5">Installing git-extra’s give us a little more control</text:span></text:p>
      <text:p text:style-name="P4">Initialize a git repository<text:tab/>&gt;mkdir name &amp;&amp; cd name<text:tab/>git init</text:p>
      <text:p text:style-name="P4"><text:span text:style-name="T6">G</text:span>o to browser and create a repository on github within your account.</text:p>
      <text:p text:style-name="P5">Go to github account and create a new repository.</text:p>
      <text:p text:style-name="P5">Copy the github repository and navigate back to your CLI and type &gt;git remote add origin URL.</text:p>
      <text:p text:style-name="P5"/>
      <text:p text:style-name="P5"><text:span text:style-name="T10">Chapter 22 - </text:span><text:a xlink:type="simple" xlink:href="https://www.youtube.com/watch?v=wBp0Rb-ZJak&amp;t=12186s" text:style-name="Internet_20_link" text:visited-style-name="Visited_20_Internet_20_Link">3:23:06</text:a> How to push/pull information from a repository</text:p>
      <text:p text:style-name="P5">Configure your account &gt;git config –-global user.name “username” &amp;&amp; git config –-global email.name emailaddress</text:p>
      <text:p text:style-name="P6"/>
      <text:p text:style-name="P6">NOW PULL YOUR REPOSITORY</text:p>
      <text:p text:style-name="P6">Do first pull <text:span text:style-name="T11">(local branches need to be aware of whats on your github repositories</text:span> &gt;git pull origin master</text:p>
      <text:p text:style-name="P6">Then set the upstream &gt; git branch –-set-upstream-to=origin/master</text:p>
      <text:p text:style-name="P33"/>
      <text:p text:style-name="P7">IF ISSUES</text:p>
      <text:p text:style-name="P7">Make sure git directory and all file below are ownership by std user Not ROOT. <text:s/>&gt;chown -R username GitParentHub</text:p>
      <text:p text:style-name="P7">Start SSH agent <text:span text:style-name="T11">if stopped</text:span></text:p>
      <text:p text:style-name="P8">&gt;ps -aux | grep ssh</text:p>
      <text:p text:style-name="P7">&gt;eval “$(ssh-agent)” &amp;&amp; <text:span text:style-name="T7">/</text:span><text:span text:style-name="T8">e</text:span><text:span text:style-name="T7">tc/init.d/ssh enable</text:span></text:p>
      <text:p text:style-name="P15"/>
      <text:p text:style-name="P16">USING GIT</text:p>
      <text:p text:style-name="P16">TO add files to &gt;git add files</text:p>
      <text:p text:style-name="P16">TO ADD ALL FILES &gt;git add -A</text:p>
      <text:p text:style-name="P16"><text:soft-page-break/>TO COMMIT &gt;git commit -m “this is first commit”</text:p>
      <text:p text:style-name="P17">IF you DEFINED A MASTER YOU CAN DO &gt;git push <text:tab/><text:tab/>OTHERWISE &gt;git push origin master</text:p>
      <text:p text:style-name="P17"/>
      <text:p text:style-name="P17"/>
      <text:p text:style-name="P17"/>
      <text:p text:style-name="P17"/>
      <text:p text:style-name="P9"><text:span text:style-name="T7">Chapter 23 - </text:span><text:a xlink:type="simple" xlink:href="https://www.youtube.com/watch?v=wBp0Rb-ZJak&amp;t=12553s" text:style-name="Internet_20_link" text:visited-style-name="Visited_20_Internet_20_Link"><text:span text:style-name="T7">3:29:13</text:span></text:a><text:span text:style-name="T7"> How to remove/ignore directories in our repository</text:span></text:p>
      <text:p text:style-name="P18">HOW TO REMO<text:span text:style-name="T14">VE G</text:span>IT DIRECTORIES &gt;git rm -r DirectoryName</text:p>
      <text:p text:style-name="P10"><text:span text:style-name="T7">This will remove the directory </text:span><text:span text:style-name="T9">recursively.</text:span></text:p>
      <text:p text:style-name="P11">Commit the change &gt;git commit -m “removal of directory xyz”.</text:p>
      <text:p text:style-name="P12">Push the change &gt;git push.</text:p>
      <text:p text:style-name="P13">IF FAILS AND DIRECTORY STILL THERE RETURN rm with -f for force removal(if directory being accessed and was unable to remove).</text:p>
      <text:p text:style-name="P12"/>
      <text:p text:style-name="P13">TO IGNORE A DIRECTORY WITH GIT &gt;git-ignore .DirectoryName/*</text:p>
      <text:p text:style-name="P13">This will create a file called “.gitignore” that will list the directory name you entered and git will specifically ignore it if you try to add or commit it. <text:s/><text:span text:style-name="T12">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19"/>
      <text:p text:style-name="P19">GIT REPLACE REMOTE DIRECTORY</text:p>
      <text:p text:style-name="P19">1. Navigate to repository on local pc</text:p>
      <text:p text:style-name="P19">2. To view current remote URL’s &gt;git remote -v</text:p>
      <text:p text:style-name="P19">3. To replace them with a new one &gt;git remote set-url origin <text:a xlink:type="simple" xlink:href="mailto:git@github.com" text:style-name="Internet_20_link" text:visited-style-name="Visited_20_Internet_20_Link">git@github.com</text:a>:emykazza/HealthyChoices.git</text:p>
      <text:p text:style-name="P19">4. To ensure it changed do &gt;git remote -v</text:p>
      <text:p text:style-name="P24">!!! - SET-URL = REPLACE A CURRENT REMOTE REPOSITORY</text:p>
      <text:p text:style-name="P24">!!! - &gt;git remote add origin <text:a xlink:type="simple" xlink:href="mailto:git@git" text:style-name="Internet_20_link" text:visited-style-name="Visited_20_Internet_20_Link">git@git</text:a>…. = WILL ADD ONE THAT YOU CREATED</text:p>
      <text:p text:style-name="P2"/>
      <text:p text:style-name="P2"><text:span text:style-name="T13">Chapter 24 - </text:span><text:a xlink:type="simple" xlink:href="https://www.youtube.com/watch?v=wBp0Rb-ZJak&amp;t=12865s" text:style-name="Internet_20_link" text:visited-style-name="Visited_20_Internet_20_Link">3:34:25</text:a> Resolving merge conflicts through terminal</text:p>
      <text:p text:style-name="P19"/>
      <text:p text:style-name="P19"><text:soft-page-break/>When two people are editing the same code at the same time this creates merge conflicts.</text:p>
      <text:p text:style-name="P20">Create 2 directories both pointing to the same repository. <text:s/>Create a file with info on 1 line on one and do a git pull for both local directories. <text:s/>Both will have the same file. <text:s/>Go to the 2<text:span text:style-name="T3">nd</text:span> directory and edit the same line and push the changes. <text:s/>You will notice that the 1<text:span text:style-name="T3">st</text:span> directory does not yet have the change and if you attempt to edit the same line and push the changes this will create a merge conflict. <text:s text:c="2"/></text:p>
      <text:p text:style-name="P21">User1 -pull directory</text:p>
      <text:p text:style-name="P21">User2 -pulls directory</text:p>
      <text:p text:style-name="P21">User 1-makes change to line 2</text:p>
      <text:p text:style-name="P21">User1 -pushes changes</text:p>
      <text:p text:style-name="P21">User2 –makes change to line 2</text:p>
      <text:p text:style-name="P21">user2 -Attempts to push changes but Error occurs because user1 already pushed changes to the same directory.</text:p>
      <text:p text:style-name="P21">User2 -Will get a notification to fetch first &gt;git fetch origin master <text:span text:style-name="T17">&amp;&amp; &gt;git pull origin master. <text:s/>Both of these would comment at the fact that there are merge conflicts and that you should resolve the conflicts before commiting the change.</text:span></text:p>
      <text:p text:style-name="P22">User2 -will edit the file which will present an interface where the &lt;&lt;&lt;&lt;&lt;head (first part will be what he added and the 2ND line will give you what the other user had.</text:p>
      <text:p text:style-name="P22">User2 -Will alter the file so that the appropriate changes are made</text:p>
      <text:p text:style-name="P22"><text:tab/>making both on the same file</text:p>
      <text:p text:style-name="P22">1. copies what the server has (bottom part)</text:p>
      <text:p text:style-name="P22">2. deletes the &lt;&lt;&lt; and &gt;&gt;&gt;</text:p>
      <text:p text:style-name="P22">3. keeps his changes in there too</text:p>
      <text:p text:style-name="P22">User2 –Will <text:span text:style-name="T18">Add, C</text:span>ommit, <text:span text:style-name="T18">and P</text:span>ush <text:span text:style-name="T18">file </text:span>to server.</text:p>
      <text:p text:style-name="P20"/>
      <text:p text:style-name="P20">! - Typically throughout the day you should &gt;git <text:span text:style-name="T16">pull master </text:span>to ensure everything is up to date.</text:p>
      <text:p text:style-name="P19"/>
      <text:p text:style-name="P19"><text:span text:style-name="T15">Chapter 25 - </text:span><text:a xlink:type="simple" xlink:href="https://www.youtube.com/watch?v=wBp0Rb-ZJak&amp;t=13302s" text:style-name="Internet_20_link" text:visited-style-name="Visited_20_Internet_20_Link">3:41:42</text:a> How to setup and manage branches</text:p>
      <text:p text:style-name="P23">VERSION CONTROL Pycharm - You can manage version control inside IDE’s like Pycharm. <text:s/>When you modify a file, on the bottom you will see (“2 Files”) under the explorer window. </text:p>
      <text:p text:style-name="P23"><text:soft-page-break/><text:tab/>When your done modifying the change and you want to commit the changes, <text:tab/>you must (RIGHT Click) on the file and hit (Commit Changes) and add <text:tab/>comments. <text:s/>YOU CAN ALSO, push with the commit. <text:s/></text:p>
      <text:p text:style-name="P23"><text:tab/>IN SHORT, IDE’s like Jetbrain’s Pycharm are built into git and allow you to <text:tab/>commit and push changes all within the IDE.</text:p>
      <text:p text:style-name="P23"><text:tab/><text:span text:style-name="T21">Enable version control to get different versions you modified vs the original <text:tab/>goto “view” “tool windows” “version control.</text:span></text:p>
      <text:p text:style-name="P23"><text:tab/><text:span text:style-name="T21">You can also create a new branch which will be a new version of the original <text:tab/>code bottom right hand corner under “git:master” create new branch calling <text:tab/>it v0.1. <text:s/>Now make the edits to your code. <text:s/>&gt;git add -A. git commit -m “new <text:tab/>branch”. <text:s/>&gt;git push origin v0.1. <text:s text:c="2"/>v0.1=name of new branch you added in <text:tab/>pycharm.</text:span></text:p>
      <text:p text:style-name="P23"><text:tab/><text:span text:style-name="T22">Now when you refresh on git you should see the new version.</text:span></text:p>
      <text:p text:style-name="P27">3:48:42</text:p>
      <text:p text:style-name="P27"><text:span text:style-name="T23">Chapter 26 - </text:span><text:a xlink:type="simple" xlink:href="https://www.youtube.com/watch?v=wBp0Rb-ZJak&amp;t=13777s" text:style-name="Internet_20_link" text:visited-style-name="Visited_20_Internet_20_Link">3:49:37</text:a> Meteor installation &amp; setup</text:p>
      <text:p text:style-name="P27"/>
      <text:p text:style-name="P23"/>
      <text:p text:style-name="P23"/>
      <text:p text:style-name="P23"/>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13</meta:editing-cycles>
    <meta:creation-date>2019-02-19T22:13:00</meta:creation-date>
    <dc:date>2019-03-01T15:46:39.877822820</dc:date>
    <meta:editing-duration>PT2H55M29S</meta:editing-duration>
    <meta:generator>LibreOffice/6.0.7.3$Linux_X86_64 LibreOffice_project/00m0$Build-3</meta:generator>
    <meta:document-statistic meta:table-count="0" meta:image-count="0" meta:object-count="0" meta:page-count="21" meta:paragraph-count="427" meta:word-count="5161" meta:character-count="30411" meta:non-whitespace-character-count="252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